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43cm" style:rel-column-width="11730*"/>
    </style:style>
    <style:style style:name="Tabelle1.B" style:family="table-column">
      <style:table-column-properties style:column-width="13.956cm" style:rel-column-width="5380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b2b2b2" fo:padding="0.097cm" fo:border="0.002cm solid #000000">
        <style:background-image/>
      </style:table-cell-properties>
    </style:style>
    <style:style style:name="Tabelle1.2" style:family="table-row">
      <style:table-row-properties style:min-row-height="0.787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10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style:text-underline-style="non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able_20_Contents">
      <style:text-properties style:text-line-through-style="solid"/>
    </style:style>
    <style:style style:name="P6" style:family="paragraph" style:parent-style-name="Table_20_Contents">
      <style:text-properties style:text-line-through-style="none"/>
    </style:style>
    <style:style style:name="P7" style:family="paragraph" style:parent-style-name="Table_20_Contents" style:list-style-name="L9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5"/>
    <style:style style:name="P12" style:family="paragraph" style:parent-style-name="Text_20_body" style:list-style-name="L8"/>
    <style:style style:name="P13" style:family="paragraph" style:parent-style-name="Text_20_body">
      <style:text-properties style:text-line-through-style="none"/>
    </style:style>
    <style:style style:name="P14" style:family="paragraph" style:parent-style-name="Text_20_body" style:list-style-name="L2">
      <style:text-properties style:text-line-through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Konzept</text:h>
      <text:p text:style-name="Text_20_body"/>
      <text:h text:style-name="Heading_20_2" text:outline-level="2">Thema: </text:h>
      <text:p text:style-name="Text_20_body">RRT* mit Modellauto. Fortbewegung in offenen Räumen und Plätzen (keine Markierungen) trotz Hindernissen</text:p>
      <text:h text:style-name="Heading_20_2" text:outline-level="2">Fragen</text:h>
      <text:p text:style-name="Text_20_body">Gibt es Templates von AG Robotik für</text:p>
      <text:list xml:id="list3158194313106795020" text:style-name="L3">
        <text:list-item>
          <text:p text:style-name="P10">Bachelorarbeit</text:p>
        </text:list-item>
        <text:list-item>
          <text:p text:style-name="P10">Planung, Meetingsprotokolle etc.</text:p>
        </text:list-item>
      </text:list>
      <text:h text:style-name="Heading_20_2" text:outline-level="2">Lösungsansatz</text:h>
      <text:p text:style-name="Text_20_body">#RRT* mit 3 Knotenzuständen sicher / nicht sicher / gesperrt</text:p>
      <text:p text:style-name="Text_20_body">#Mithilfe von Sensordaten können beliebigen Punkten ein Zustand zugeordnet werden</text:p>
      <text:p text:style-name="Text_20_body">#Baum wächst in beide Richtungen auf virtueller Karte</text:p>
      <text:p text:style-name="Text_20_body">Neue Knoten müssen von alten her erreichbar sein</text:p>
      <text:p text:style-name="Text_20_body">Problem: nur RRT, kein RRT*, Rewiring sehr schwierig: Durch Modifizieren der Orientierung der Elternknoten (durch neue Großelternknoten) können Kindknoten ungültig werden</text:p>
      <text:p text:style-name="Text_20_body">Rewring ist zwingend notwendig</text:p>
      <text:p text:style-name="Text_20_body">3D-baum? (Laufzeit: x^3, grottenschlecht)</text:p>
      <text:p text:style-name="Text_20_body">Was ist wenn ich einfach ignoriere dass Kindknoten ungültig werden?</text:p>
      <text:h text:style-name="Heading_20_2" text:outline-level="2">Probleme</text:h>
      <text:list xml:id="list5582136317532663898" text:style-name="L5">
        <text:list-item>
          <text:p text:style-name="P11">Rewiring:</text:p>
          <text:list>
            <text:list-item>
              <text:p text:style-name="P11">Laufzeit (O(n^3))</text:p>
            </text:list-item>
            <text:list-item>
              <text:p text:style-name="P11">Invalide Kindknoten falls Vater rewired</text:p>
            </text:list-item>
            <text:list-item>
              <text:p text:style-name="P11">Rewired Trajectorie u.U. Ungültig, check for obstacles</text:p>
            </text:list-item>
          </text:list>
        </text:list-item>
        <text:list-item>
          <text:p text:style-name="P11">Nicht genügend Knoten für optimalen Pfad</text:p>
        </text:list-item>
        <text:list-item>
          <text:p text:style-name="P11">Pfad an sich ist blöd. Man fährt eig nur Kurven, nie wirklich gerade</text:p>
        </text:list-item>
      </text:list>
      <text:p text:style-name="Text_20_body"/>
      <text:h text:style-name="P3" text:outline-level="2">Lösungen</text:h>
      <text:list xml:id="list32479294" text:continue-numbering="true" text:style-name="L5">
        <text:list-item>
          <text:p text:style-name="P11">Rewiring</text:p>
          <text:list>
            <text:list-item>
              <text:p text:style-name="P11">Objectorientiert: Laufzeit bis zu O(n * log n)</text:p>
            </text:list-item>
            <text:list-item>
              <text:p text:style-name="P11">joa, ist scheiße</text:p>
            </text:list-item>
            <text:list-item>
              <text:p text:style-name="P11">LineIntersect ausführen, blöd da gebogene Linien</text:p>
            </text:list-item>
          </text:list>
        </text:list-item>
        <text:list-item>
          <text:p text:style-name="P11">Sehr starke Laufzeitverbesserungen?</text:p>
        </text:list-item>
        <text:list-item>
          <text:p text:style-name="P11"><text:soft-page-break/>Durch 3D Netze vllt sanfte Kurven möglich (mit nicht einer Orientierung sondern Spanne)</text:p>
        </text:list-item>
      </text:list>
      <text:h text:style-name="P4" text:outline-level="2">Vorgehen/notwendige Schritte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Arbeitsschritte</text:p>
          </table:table-cell>
        </table:table-row>
        <table:table-row table:style-name="Tabelle1.2">
          <table:table-cell table:style-name="Tabelle1.A2" office:value-type="string">
            <text:p text:style-name="P5">Bis Ende November</text:p>
          </table:table-cell>
          <table:table-cell table:style-name="Tabelle1.B2" office:value-type="string">
            <text:p text:style-name="P5">Metriken für Abfahrbarkeit und Glättung von Trajektorien grobe Abschätzung und Vergleich</text:p>
          </table:table-cell>
        </table:table-row>
        <table:table-row>
          <table:table-cell table:style-name="Tabelle1.A2" office:value-type="string">
            <text:p text:style-name="P5">Anfang Dezember</text:p>
          </table:table-cell>
          <table:table-cell table:style-name="Tabelle1.B2" office:value-type="string">
            <text:p text:style-name="P5">Gespräch Betreuer. Inhalt: Konzept, Inhalt der Arbeit, Betreuung (2-wöchiges melden?), Vortrag</text:p>
          </table:table-cell>
        </table:table-row>
        <table:table-row>
          <table:table-cell table:style-name="Tabelle1.A2" office:value-type="string">
            <text:p text:style-name="P5">ASAP</text:p>
          </table:table-cell>
          <table:table-cell table:style-name="Tabelle1.B2" office:value-type="string">
            <text:p text:style-name="P5">Code für RRT* schreiben und optimieren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5">Code für Gewährleistung einer fahrbaren Trajektorie schreiben</text:p>
          </table:table-cell>
        </table:table-row>
        <table:table-row>
          <table:table-cell table:style-name="Tabelle1.A2" office:value-type="string">
            <text:p text:style-name="P5">Januar</text:p>
          </table:table-cell>
          <table:table-cell table:style-name="Tabelle1.B2" office:value-type="string">
            <text:p text:style-name="P5">Code bei Github reinstellen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>January</text:p>
          </table:table-cell>
          <table:table-cell table:style-name="Tabelle1.B2" office:value-type="string">
            <text:p text:style-name="P6">Rewiring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6">Code optimieren vong Geschwindigkeit her</text:p>
          </table:table-cell>
        </table:table-row>
        <table:table-row>
          <table:table-cell table:style-name="Tabelle1.A10" office:value-type="date" office:date-value="2018-01-31">
            <text:p text:style-name="Table_20_Contents">31.01.18</text:p>
          </table:table-cell>
          <table:table-cell table:style-name="Tabelle1.B2" office:value-type="string">
            <text:p text:style-name="Table_20_Contents">Gespräch Betreuer, bzgl. Vortrag, Rewiring</text:p>
          </table:table-cell>
        </table:table-row>
        <table:table-row>
          <table:table-cell table:style-name="Tabelle1.A10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nfang Februar</text:p>
          </table:table-cell>
          <table:table-cell table:style-name="Tabelle1.B2" office:value-type="string">
            <text:p text:style-name="Table_20_Contents">Einbettung in ROS</text:p>
            <text:list xml:id="list2133658582614925522" text:style-name="L9">
              <text:list-item>
                <text:p text:style-name="P7">rospy sich anschauen</text:p>
              </text:list-item>
              <text:list-item>
                <text:p text:style-name="P7">Struktur des Nodes/Publisher/Service überlegen</text:p>
              </text:list-item>
              <text:list-item>
                <text:p text:style-name="P7">API des Autos</text:p>
              </text:list-item>
              <text:list-item>
                <text:p text:style-name="P7">Verknüpfen</text:p>
              </text:list-item>
            </text:list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Test im Simulato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Test im Auto</text:p>
          </table:table-cell>
        </table:table-row>
        <table:table-row>
          <table:table-cell table:style-name="Tabelle1.A2" office:value-type="string">
            <text:p text:style-name="Table_20_Contents">Anfang-Mitte</text:p>
            <text:p text:style-name="Table_20_Contents">Februar</text:p>
          </table:table-cell>
          <table:table-cell table:style-name="Tabelle1.B2" office:value-type="string">
            <text:p text:style-name="Table_20_Contents">Anmeldung Bachelorarbei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>Zukunftsmusik</text:h>
      <text:list xml:id="list3992240346384823808" text:style-name="L1">
        <text:list-item>
          <text:p text:style-name="P8">Es geht erstmal nur, vorwärts zu fahren. Was ist wenn Wenden oder rückwärts fahren gebraucht wird?</text:p>
        </text:list-item>
        <text:list-item>
          <text:p text:style-name="P8">Anytime wäre nice – Pfad während der Fahrt überprüfen und verbessern</text:p>
        </text:list-item>
        <text:list-item>
          <text:p text:style-name="P8">Bewegliche Hindernisse</text:p>
        </text:list-item>
      </text:list>
      <text:h text:style-name="Heading_20_2" text:outline-level="2"/>
      <text:h text:style-name="P4" text:outline-level="2">Vorgehen:</text:h>
      <text:p text:style-name="P13">1.12.</text:p>
      <text:p text:style-name="P13">Möglichkeiten der Umsetzung:</text:p>
      <text:p text:style-name="P13">A) Sobald Zielpfad gefunden den "abfahrbar" machen</text:p>
      <text:p text:style-name="P13">B) "Abfahrbarkeit" gewährleisten durch geeignete Metrik</text:p>
      <text:p text:style-name="P13">C) Beide Lösungen kombinieren, d.h. Metrik so definieren, dass es möglich ist, den Zielpfad entsprechend abzufahren</text:p>
      <text:p text:style-name="P13">Sobald Lösungspfad gefunden &amp; Schritt zu sicherem Punkt möglich: losfahren</text:p>
      <text:p text:style-name="P13">Update: Lösung B) gewählt</text:p>
      <text:p text:style-name="Text_20_body">Für jeden Knoten Gültigkeiten für Kindknoten definieren, abhängig von </text:p>
      <text:list xml:id="list1797208922854290296" text:style-name="L2">
        <text:list-item>
          <text:p text:style-name="P9">Max. Möglicher Lenkausschlag</text:p>
        </text:list-item>
        <text:list-item>
          <text:p text:style-name="P14">Elternkno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4H29M41S</meta:editing-duration>
    <meta:editing-cycles>8</meta:editing-cycles>
    <meta:generator>OpenOffice/4.1.1$Win32 OpenOffice.org_project/411m6$Build-9775</meta:generator>
    <dc:date>2018-01-31T12:27:27.03</dc:date>
    <meta:document-statistic meta:table-count="1" meta:image-count="0" meta:object-count="0" meta:page-count="4" meta:paragraph-count="73" meta:word-count="376" meta:character-count="2653"/>
    <meta:user-defined meta:name="Info 1"/>
    <meta:user-defined meta:name="Info 2"/>
    <meta:user-defined meta:name="Info 3"/>
    <meta:user-defined meta:name="Info 4"/>
  </office:meta>
</office:document-meta>
</file>